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30"/>
    <style:style style:name="ce4" style:family="table-cell" style:parent-style-name="Default" style:data-style-name="N130">
      <style:text-properties fo:font-weight="bold" style:font-weight-asian="bold" style:font-weight-complex="bold"/>
    </style:style>
    <style:style style:name="ce5" style:family="table-cell" style:parent-style-name="Default" style:data-style-name="N130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4" office:value-type="string" calcext:value-type="string">
            <text:p>AVG</text:p>
          </table:table-cell>
          <table:table-cell table:style-name="ce1" table:number-columns-repeated="1017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.000708" calcext:value-type="float">
            <text:p>0.000708</text:p>
          </table:table-cell>
          <table:table-cell table:formula="of:=AVERAGE([.D2:.F2])" office:value-type="float" office:value="0.000772333333333333" calcext:value-type="float">
            <text:p>0.000772</text:p>
          </table:table-cell>
          <table:table-cell table:number-columns-repeated="1017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0888" calcext:value-type="float">
            <text:p>0.000888</text:p>
          </table:table-cell>
          <table:table-cell office:value-type="float" office:value="0.000862" calcext:value-type="float">
            <text:p>0.000862</text:p>
          </table:table-cell>
          <table:table-cell table:formula="of:=AVERAGE([.D3:.F3])" office:value-type="float" office:value="0.000834333333333333" calcext:value-type="float">
            <text:p>0.000834</text:p>
          </table:table-cell>
          <table:table-cell table:number-columns-repeated="1017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483" calcext:value-type="float">
            <text:p>0.000483</text:p>
          </table:table-cell>
          <table:table-cell table:formula="of:=AVERAGE([.D4:.F4])" office:value-type="float" office:value="0.000505666666666667" calcext:value-type="float">
            <text:p>0.000506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693" calcext:value-type="float">
            <text:p>0.000693</text:p>
          </table:table-cell>
          <table:table-cell table:formula="of:=AVERAGE([.D5:.F5])" office:value-type="float" office:value="0.000553333333333333" calcext:value-type="float">
            <text:p>0.000553</text:p>
          </table:table-cell>
          <table:table-cell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48" calcext:value-type="float">
            <text:p>0.00048</text:p>
          </table:table-cell>
          <table:table-cell table:formula="of:=AVERAGE([.D6:.F6])" office:value-type="float" office:value="0.000377333333333333" calcext:value-type="float">
            <text:p>0.000377</text:p>
          </table:table-cell>
          <table:table-cell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75" calcext:value-type="float">
            <text:p>0.000275</text:p>
          </table:table-cell>
          <table:table-cell table:formula="of:=AVERAGE([.D7:.F7])" office:value-type="float" office:value="0.000321666666666667" calcext:value-type="float">
            <text:p>0.000322</text:p>
          </table:table-cell>
          <table:table-cell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01" calcext:value-type="float">
            <text:p>0.000201</text:p>
          </table:table-cell>
          <table:table-cell table:style-name="ce3" office:value-type="float" office:value="0.000152" calcext:value-type="float">
            <text:p>0.000152</text:p>
          </table:table-cell>
          <table:table-cell table:style-name="ce5" table:formula="of:=AVERAGE([.D8:.F8])" office:value-type="float" office:value="0.000184333333333333" calcext:value-type="float">
            <text:p>0.000184</text:p>
          </table:table-cell>
          <table:table-cell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208" calcext:value-type="float">
            <text:p>0.000208</text:p>
          </table:table-cell>
          <table:table-cell table:formula="of:=AVERAGE([.D9:.F9])" office:value-type="float" office:value="0.000194" calcext:value-type="float">
            <text:p>0.000194</text:p>
          </table:table-cell>
          <table:table-cell table:number-columns-repeated="1017"/>
        </table:table-row>
        <table:table-row table:style-name="ro1"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97" calcext:value-type="float">
            <text:p>0.000097</text:p>
          </table:table-cell>
          <table:table-cell table:style-name="ce1" office:value-type="float" office:value="0.00011" calcext:value-type="float">
            <text:p>0.00011</text:p>
          </table:table-cell>
          <table:table-cell table:style-name="ce1" office:value-type="float" office:value="0.000157" calcext:value-type="float">
            <text:p>0.000157</text:p>
          </table:table-cell>
          <table:table-cell table:style-name="ce4" table:formula="of:=AVERAGE([.D10:.F10])" office:value-type="float" office:value="0.000121333333333333" calcext:value-type="float">
            <text:p>0.000121</text:p>
          </table:table-cell>
          <table:table-cell table:style-name="ce1"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75" calcext:value-type="float">
            <text:p>0.000175</text:p>
          </table:table-cell>
          <table:table-cell table:formula="of:=AVERAGE([.D11:.F11])" office:value-type="float" office:value="0.000144333333333333" calcext:value-type="float">
            <text:p>0.000144</text:p>
          </table:table-cell>
          <table:table-cell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8" calcext:value-type="float">
            <text:p>0.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031" calcext:value-type="float">
            <text:p>0.001031</text:p>
          </table:table-cell>
          <table:table-cell table:formula="of:=AVERAGE([.D12:.F12])" office:value-type="float" office:value="0.001579" calcext:value-type="float">
            <text:p>0.001579</text:p>
          </table:table-cell>
          <table:table-cell table:number-columns-repeated="1017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8" calcext:value-type="float">
            <text:p>0.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96" calcext:value-type="float">
            <text:p>0.000196</text:p>
          </table:table-cell>
          <table:table-cell table:formula="of:=AVERAGE([.D13:.F13])" office:value-type="float" office:value="0.000232" calcext:value-type="float">
            <text:p>0.0002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D14:.F1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15:.F1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16:.F1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17:.F17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18:.F18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19:.F19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0:.F20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5"/>
          <table:table-cell table:style-name="ce5" table:formula="of:=AVERAGE([.D21:.F21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2:.F2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5" table:formula="of:=AVERAGE([.D23:.F23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24:.F2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5:.F2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6:.F2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number-style style:name="N130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2:33:42.1708422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55.706175413</meta:creation-date>
    <dc:date>2016-07-16T15:00:58.528224441</dc:date>
    <meta:editing-duration>P2DT3H26M9S</meta:editing-duration>
    <meta:editing-cycles>191</meta:editing-cycles>
    <meta:generator>LibreOffice/5.1.4.2$Linux_X86_64 LibreOffice_project/10m0$Build-2</meta:generator>
    <meta:document-statistic meta:table-count="1" meta:cell-count="104" meta:object-count="0"/>
  </office:meta>
</office:document-meta>
</file>